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Preformatted_20_Text"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3">This is an ODT template document used to generate personalized documents for your customers or suppliers.</text:p>
      <text:p text:style-name="P13"/>
      <text:p text:style-name="P11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4">mycompany_country_code = {mycompany_country_code}</text:p>
      <text:p text:style-name="P4">mycompany_state = {mycompany_state}</text:p>
      <text:p text:style-name="P4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4">mycompany_idprof5 = {mycompany_idprof5}</text:p>
      <text:p text:style-name="P4">mycompany_idprof6 = {mycompany_idprof6}</text:p>
      <text:p text:style-name="P4">mycompany_vatnumber = {mycompany_vatnumber}</text:p>
      <text:p text:style-name="P4">mycompany_note = {mycompany_note}</text:p>
      <text:p text:style-name="P4">...</text:p>
      <text:p text:style-name="P5"/>
      <text:p text:style-name="P6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4">company_country_code = {company_country_code}</text:p>
      <text:p text:style-name="P4">company_state = {company_state}</text:p>
      <text:p text:style-name="P4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4">company_idprof5 = {company_idprof5}</text:p>
      <text:p text:style-name="P4">company_idprof6 = {company_idprof6}</text:p>
      <text:p text:style-name="P4">company_vatnumber = {company_vatnumber}</text:p>
      <text:p text:style-name="P5">company_note = {company_note}</text:p>
      <text:p text:style-name="P5">…</text:p>
      <text:p text:style-name="P2"><text:soft-page-break/></text:p>
      <text:p text:style-name="P6">User information:</text:p>
      <text:p text:style-name="P8">myuser_lastname = {myuser_lastname}</text:p>
      <text:p text:style-name="P8">myuser_firstname = {myuser_firstname}</text:p>
      <text:p text:style-name="P8">myuser_login = {myuser_login}</text:p>
      <text:p text:style-name="P8">myuser_email = {myuser_email}</text:p>
      <text:p text:style-name="P9">...</text:p>
      <text:p text:style-name="P5"/>
      <text:p text:style-name="P5"/>
      <text:p text:style-name="P5"/>
      <text:p text:style-name="P5"/>
      <text:p text:style-name="P6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source_invoice_ref = {object_source_invoice_ref}</text:p>
      <text:p text:style-name="P4">object_ref_customer = {object_ref_customer}</text:p>
      <text:p text:style-name="P4">object_ref_supplier = {object_ref_supplier}</text:p>
      <text:p text:style-name="P4">object_date = {object_date}</text:p>
      <text:p text:style-name="P4">object_date_limit = {object_date_limit} </text:p>
      <text:p text:style-name="P4">object_date_creation = {object_date_creation}</text:p>
      <text:p text:style-name="P4">object_date_validation = {object_date_validation}</text:p>
      <text:p text:style-name="P4">object_total_ht = {object_total_ht}</text:p>
      <text:p text:style-name="P4">object_total_vat = {object_total_vat}</text:p>
      <text:p text:style-name="P4">object_total_vat_x = {object_total_vat_x} (x is vat rate, for example 20, 8.5 or 5.99)</text:p>
      <text:p text:style-name="P4">object_total_ttc = {object_total_ttc}</text:p>
      <text:p text:style-name="P4">object_total_discount_ht = {object_total_discount_ht}</text:p>
      <text:p text:style-name="P4">object_payment_mode = {object_payment_mode}</text:p>
      <text:p text:style-name="P4">object_payment_mode_code = {object_payment_mode_code}</text:p>
      <text:p text:style-name="P4">object_payment_term = {object_payment_term}</text:p>
      <text:p text:style-name="P4">object_payment_term_code = {object_payment_term_code}</text:p>
      <text:p text:style-name="P4"/>
      <text:p text:style-name="P4">{object_source_invoice_ref}</text:p>
      <text:p text:style-name="P4">{object_already_payed}</text:p>
      <text:p text:style-name="P4">{object_already_deposit}</text:p>
      <text:p text:style-name="P4">{object_already_creditnote}</text:p>
      <text:p text:style-name="P4">{object_already_payed_all}</text:p>
      <text:p text:style-name="P4">{object_remain_to_pay}</text:p>
      <text:p text:style-name="P4">{object_already_payed_locale}</text:p>
      <text:p text:style-name="P4">{object_already_deposit_locale}</text:p>
      <text:p text:style-name="P4">{object_already_creditnote_locale}</text:p>
      <text:p text:style-name="P4">{object_already_payed_all_locale}</text:p>
      <text:p text:style-name="P4">{object_remain_to_pay_locale}</text:p>
      <text:p text:style-name="P4"/>
      <text:p text:style-name="P4">object_note_private = {object_note_private}</text:p>
      <text:p text:style-name="P4">object_note = {object_note}</text:p>
      <text:p text:style-name="P4">object_already_payed = {object_already_payed}</text:p>
      <text:p text:style-name="P4">object_remain_to_pay = {object_remain_to_pay}</text:p>
      <text:p text:style-name="P4">free_text = {free_text}</text:p>
      <text:p text:style-name="P5">...</text:p>
      <text:p text:style-name="P3"/>
      <text:p text:style-name="P3"/>
      <text:p text:style-name="P7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soft-page-break/><text:tab/>{line_price_ht}</text:p>
      <text:p text:style-name="P4"><text:tab/>{line_price_vat}</text:p>
      <text:p text:style-name="P4"><text:tab/>{line_price_ttc}</text:p>
      <text:p text:style-name="P10">[!-- END row.lines --]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A2" office:value-type="string">
            <text:p text:style-name="P16">{line_vatrate}</text:p>
          </table:table-cell>
          <table:table-cell table:style-name="Tableau1.A2" office:value-type="string">
            <text:p text:style-name="P16">{line_up}</text:p>
          </table:table-cell>
          <table:table-cell table:style-name="Tableau1.A2" office:value-type="string">
            <text:p text:style-name="P16">{line_qty}</text:p>
          </table:table-cell>
          <table:table-cell table:style-name="Tableau1.A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14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  <text:p text:style-name="P14"/>
      <text:p text:style-name="P14"/>
      <text:p text:style-name="P14"/>
      <text:p text:style-name="P14">Example on how to use conditional</text:p>
      <text:p text:style-name="P17"><text:span text:style-name="T2">[!-- IF {my_var} --]</text:span><text:span text:style-name="T2">Content we see if my_var is defined[!-- ELSE {my_var} --]Content we see if my_var not defined</text:span>[!-- ENDIF {my_var} --]</text:p>
      <text:p text:style-name="P4"/>
      <text:p text:style-name="P17"><text:span text:style-name="T2">[!-- IF {object_total_vat_20} --]</text:span><text:span text:style-name="T2">Content we see if vat 20 is defined[!-- ELSE {object_total_vat_20} --]Content we see if vat 20 not defined</text:span>[!-- ENDIF {object_total_vat_20} --]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6-06T13:09:10.37</dc:date>
    <meta:editing-duration>PT6H39M2S</meta:editing-duration>
    <meta:editing-cycles>68</meta:editing-cycles>
    <meta:generator>OpenOffice/4.1.10$Win32 OpenOffice.org_project/4110m2$Build-9807</meta:generator>
    <meta:document-statistic meta:table-count="1" meta:image-count="0" meta:object-count="0" meta:page-count="3" meta:paragraph-count="130" meta:word-count="477" meta:character-count="4743"/>
  </office:meta>
</office:document-meta>
</file>